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ylist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Audio</text:p>
          </table:table-cell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ideo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Audience Rat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hapter Sour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ntent Rati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untry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reated at Accurac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reated at TZOff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irecto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Genr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Aspect Ratio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Heigh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Video Codec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Video FrameRat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Video Profi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Video Resoluti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dia Wid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riginal Tit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rt Indexe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rt Orient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rt Video Profil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hoto Album Na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hoto Album Post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hoto Top Album 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hoto Top Album Na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hoto Top Album Post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oster url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elease Date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Role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udi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glin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rite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Year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Playlists.A1:Playlists.D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2:25:55.120182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00:38:38.983047102</meta:creation-date>
    <dc:date>2021-03-30T22:57:47.184669094</dc:date>
    <meta:editing-duration>PT13H36M33S</meta:editing-duration>
    <meta:editing-cycles>189</meta:editing-cycles>
    <meta:generator>LibreOffice/7.1.1.2$Linux_X86_64 LibreOffice_project/10$Build-2</meta:generator>
    <meta:document-statistic meta:table-count="1" meta:cell-count="256" meta:object-count="0"/>
  </office:meta>
</office:document-meta>
</file>